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70000012B8A68D34A.jpg" manifest:media-type="image/jpeg"/>
  <manifest:file-entry manifest:full-path="Pictures/10000000000001210000012DCF9D7BB6.jpg" manifest:media-type="image/jpeg"/>
  <manifest:file-entry manifest:full-path="Pictures/10000000000000D2000000F0C26C8A6F.jpg" manifest:media-type="image/jpeg"/>
  <manifest:file-entry manifest:full-path="Pictures/10000001000004630000031A5AC7C16E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0010000017C0000009DA493F3D7.png" manifest:media-type="image/png"/>
  <manifest:file-entry manifest:full-path="Pictures/100000000000051800000631A6C095EE.jpg" manifest:media-type="image/jpeg"/>
  <manifest:file-entry manifest:full-path="Pictures/TablePreview3.svm" manifest:media-type=""/>
  <manifest:file-entry manifest:full-path="Pictures/1000000000000325000000500CC168EC.png" manifest:media-type="image/png"/>
  <manifest:file-entry manifest:full-path="Pictures/1000000000000163000001E7D2E2503C.jpg" manifest:media-type="image/jpeg"/>
  <manifest:file-entry manifest:full-path="Pictures/10000000000000830000003C440A7ABC.png" manifest:media-type="image/png"/>
  <manifest:file-entry manifest:full-path="Pictures/10000001000000CF0000004EA7A3B14A.png" manifest:media-type="image/png"/>
  <manifest:file-entry manifest:full-path="Pictures/1000000000000370000004603F027B30.jpg" manifest:media-type="image/jpeg"/>
  <manifest:file-entry manifest:full-path="Pictures/10000000000004B000000383C1CE328F.jpg" manifest:media-type="image/jpeg"/>
  <manifest:file-entry manifest:full-path="Pictures/TablePreview5.svm" manifest:media-type=""/>
  <manifest:file-entry manifest:full-path="Pictures/100000010000024E000002EE87733C50.png" manifest:media-type="image/png"/>
  <manifest:file-entry manifest:full-path="Pictures/TablePreview6.svm" manifest:media-type=""/>
  <manifest:file-entry manifest:full-path="Pictures/TablePreview4.svm" manifest:media-type=""/>
  <manifest:file-entry manifest:full-path="Pictures/1000000000000149000001890D128B86.jpg" manifest:media-type="image/jpeg"/>
  <manifest:file-entry manifest:full-path="Pictures/100000000000019E000001C9707FC083.jpg" manifest:media-type="image/jpeg"/>
  <manifest:file-entry manifest:full-path="Pictures/1000000000000295000001E440429426.jpg" manifest:media-type="image/jpeg"/>
  <manifest:file-entry manifest:full-path="Pictures/TablePreview12.svm" manifest:media-type=""/>
  <manifest:file-entry manifest:full-path="Pictures/TablePreview9.svm" manifest:media-type=""/>
  <manifest:file-entry manifest:full-path="Pictures/TablePreview8.svm" manifest:media-type=""/>
  <manifest:file-entry manifest:full-path="Pictures/TablePreview11.svm" manifest:media-type=""/>
  <manifest:file-entry manifest:full-path="Pictures/TablePreview7.svm" manifest:media-type=""/>
  <manifest:file-entry manifest:full-path="Pictures/TablePreview10.svm" manifest:media-type=""/>
  <manifest:file-entry manifest:full-path="Pictures/1000000000000113000000FF6996A831.jpg" manifest:media-type="image/jpeg"/>
  <manifest:file-entry manifest:full-path="Pictures/10000001000001F5000001D88128661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12cm" loext:decorative="false"/>
      <style:paragraph-properties style:writing-mode="lr-tb"/>
    </style:style>
    <style:style style:name="gr4" style:family="graphic" style:parent-style-name="standard" style:list-style-name="L3">
      <style:graphic-properties draw:stroke="none" svg:stroke-color="#3465a4" draw:fill="none" fo:min-height="0.92cm" loext:decorative="false"/>
      <style:paragraph-properties style:writing-mode="lr-tb"/>
    </style:style>
    <style:style style:name="gr5" style:family="graphic" style:parent-style-name="standard" style:list-style-name="L3">
      <style:graphic-properties fo:min-height="3.357cm" loext:decorative="false"/>
      <style:paragraph-properties style:writing-mode="lr-tb"/>
    </style:style>
    <style:style style:name="gr6" style:family="graphic" style:parent-style-name="standard" style:list-style-name="L3">
      <style:graphic-properties fo:min-height="3.357cm" loext:decorative="false"/>
      <style:paragraph-properties style:writing-mode="lr-tb"/>
    </style:style>
    <style:style style:name="gr7" style:family="graphic" style:parent-style-name="standard" style:list-style-name="L3">
      <style:graphic-properties fo:min-height="3.35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 loext:decorative="false"/>
      <style:paragraph-properties style:writing-mode="lr-tb"/>
    </style:style>
    <style:style style:name="gr9" style:family="graphic">
      <style:graphic-properties style:protect="size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61cm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4" style:family="graphic" style:parent-style-name="standard">
      <style:graphic-properties loext:decorative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1.305cm" loext:decorative="false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co1" style:family="table-column">
      <style:table-column-properties style:column-width="9.524cm" style:use-optimal-column-width="false"/>
    </style:style>
    <style:style style:name="co2" style:family="table-column">
      <style:table-column-properties style:column-width="16.475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loext:graphic-properties draw:textarea-horizontal-align="left"/>
      <style:paragraph-properties fo:border="0.03pt fine-dashed #355269"/>
      <style:text-properties fo:font-size="18pt" style:font-size-asian="18pt" style:font-size-complex="18pt"/>
    </style:style>
    <style:style style:name="ce2" style:family="table-cell">
      <style:paragraph-properties fo:border-left="none" fo:border-right="0.28pt fine-dashed #355269" fo:border-top="0.28pt fine-dashed #355269" fo:border-bottom="0.28pt fine-dashed #355269"/>
    </style:style>
    <style:style style:name="ce3" style:family="table-cell">
      <style:paragraph-properties fo:border-left="none" fo:border-right="0.28pt fine-dashed #355269" fo:border-top="0.28pt fine-dashed #355269" fo:border-bottom="0.28pt fine-dashed #355269"/>
      <style:text-properties fo:font-size="16pt" style:font-size-asian="16pt" style:font-size-complex="16pt"/>
    </style:style>
    <style:style style:name="P1" style:family="paragraph">
      <loext:graphic-properties draw:fill="solid" draw:fill-color="#007d9c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ffff" loext:opacity="100%" style:font-name="Liberation Sans2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/>
      <style:text-properties fo:color="#ffffff" loext:opacity="100%" style:font-name="Liberation Sans2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loext:tab-stop-distance="0cm">
        <style:tab-stops/>
      </style:paragraph-properties>
      <style:text-properties fo:color="#ffffff" loext:opacity="100%" style:text-outline="true" style:font-name="Liberation Sans2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color="#ffffff" loext:opacity="100%" style:text-outline="true" style:font-name="Liberation Sans2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text-properties fo:language="ru" fo:country="RU"/>
    </style:style>
    <style:style style:name="P12" style:family="paragraph">
      <loext:graphic-properties draw:fill="none" draw:fill-color="#ffffff"/>
      <style:text-properties style:font-name="Liberation Sans2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3" style:family="paragraph">
      <style:paragraph-properties fo:margin-left="0cm" fo:margin-right="0cm" fo:margin-top="0cm" fo:margin-bottom="0cm" fo:line-height="100%" fo:text-align="justify" fo:text-indent="0cm"/>
    </style:style>
    <style:style style:name="P14" style:family="paragraph">
      <style:paragraph-properties fo:margin-left="0cm" fo:margin-right="0cm" fo:margin-top="0cm" fo:margin-bottom="0cm" fo:line-height="100%" fo:text-align="justify" fo:text-indent="0cm"/>
      <style:text-properties fo:hyphenate="false" loext:hyphenation-no-caps="false" loext:hyphenation-no-last-word="false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2" fo:font-size="16pt" fo:language="ru" fo:country="RU" style:font-size-asian="16pt" style:font-size-complex="16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-color="#ffffff"/>
      <style:text-properties fo:font-size="20pt" fo:language="ru" fo:country="RU"/>
    </style:style>
    <style:style style:name="P18" style:family="paragraph">
      <loext:graphic-properties draw:fill="none" draw:fill-color="#ffffff"/>
      <style:text-properties style:font-name="Liberation Sans2" fo:font-size="24pt" fo:language="ru" fo:country="RU" fo:text-shadow="none" style:font-size-asian="24pt" style:font-size-complex="24pt"/>
    </style:style>
    <style:style style:name="P19" style:family="paragraph">
      <style:paragraph-properties fo:text-align="start"/>
      <style:text-properties fo:font-size="18pt" style:font-size-asian="18pt" style:font-size-complex="18pt"/>
    </style:style>
    <style:style style:name="P20" style:family="paragraph">
      <style:paragraph-properties fo:text-align="justify"/>
      <style:text-properties fo:hyphenate="false" loext:hyphenation-no-caps="false" loext:hyphenation-no-last-word="false"/>
    </style:style>
    <style:style style:name="P21" style:family="paragraph">
      <style:paragraph-properties fo:margin-left="0cm" fo:margin-right="0cm" fo:margin-top="0cm" fo:margin-bottom="0cm" fo:line-height="100%" fo:text-align="justify" fo:text-indent="0cm"/>
      <style:text-properties fo:font-size="16pt" style:font-size-asian="16pt" style:font-size-complex="16pt" fo:hyphenate="false" loext:hyphenation-no-caps="false" loext:hyphenation-no-last-word="false"/>
    </style:style>
    <style:style style:name="P22" style:family="paragraph">
      <style:paragraph-properties fo:text-align="justify"/>
      <style:text-properties fo:font-size="16pt" style:font-size-asian="16pt" style:font-size-complex="16pt" fo:hyphenate="false" loext:hyphenation-no-caps="false" loext:hyphenation-no-last-word="false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weight="bold" style:font-weight-asian="bold" style:font-weight-complex="bold" fo:hyphenate="false" loext:hyphenation-no-caps="false" loext:hyphenation-no-last-word="false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2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2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2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2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2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color="#007d9c" loext:opacity="100%" style:font-name="Liberation Sans" fo:font-size="16pt" fo:language="ru" fo:country="RU" fo:font-weight="normal" style:font-name-asian="Liberation Sans" style:font-size-asian="16pt" style:font-weight-asian="normal" style:font-name-complex="Liberation Sans" style:font-size-complex="16pt" style:font-weight-complex="normal"/>
    </style:style>
    <style:style style:name="T9" style:family="text">
      <style:text-properties fo:color="#007d9c" loext:opacity="100%" style:font-name="Liberation Sans2" fo:font-size="16pt" fo:language="ru" fo:country="RU" fo:font-weight="normal" style:font-size-asian="16pt" style:font-weight-asian="normal" style:font-size-complex="16pt" style:font-weight-complex="normal"/>
    </style:style>
    <style:style style:name="T10" style:family="text">
      <style:text-properties fo:color="#007d9c" loext:opacity="100%" style:font-name="Liberation Sans2" fo:font-size="16pt" fo:language="ru" fo:country="RU" fo:font-weight="bold" style:font-size-asian="16pt" style:font-weight-asian="bold" style:font-size-complex="16pt" style:font-weight-complex="bold"/>
    </style:style>
    <style:style style:name="T11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ru" fo:country="RU" fo:font-style="normal" fo:text-shadow="none" style:text-underline-style="none" fo:font-weight="normal" style:letter-kerning="true" style:font-name-asian="Liberation Sans" style:font-size-asian="16pt" style:font-style-asian="normal" style:font-weight-asian="normal" style:font-name-complex="Liberation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7d9c" loext:opacity="100%" style:text-outline="false" style:text-line-through-style="none" style:text-line-through-type="none" fo:font-size="20pt" fo:language="ru" fo:country="RU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name-asian="Liberation Sans" style:font-size-asian="16pt" style:font-style-asian="normal" style:font-weight-asian="normal" style:font-name-complex="Liberation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bold" style:letter-kerning="true" style:font-name-asian="Liberation Sans" style:font-size-asian="16pt" style:font-style-asian="normal" style:font-weight-asian="bold" style:font-name-complex="Liberation 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ffffff" loext:opacity="100%" style:text-outline="false" style:font-name="Liberation Sans2" fo:font-size="28pt" fo:language="ru" fo:country="RU" fo:font-style="italic" fo:text-shadow="none" style:font-size-asian="28pt" style:font-style-asian="italic" style:font-size-complex="28pt" style:font-style-complex="italic"/>
    </style:style>
    <style:style style:name="T20" style:family="text">
      <style:text-properties fo:font-variant="normal" fo:text-transform="none" fo:color="#007d9c" loext:opacity="100%" style:text-outline="false" style:text-line-through-style="none" style:text-line-through-type="none" fo:font-size="16pt" fo:language="ru" fo:country="RU" fo:font-style="italic" fo:text-shadow="none" style:text-underline-style="none" fo:font-weight="normal" style:letter-kerning="true" style:font-size-asian="16pt" style:font-style-asian="italic" style:font-weight-asian="normal" style:font-size-complex="16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7d9c" loext:opacity="100%" style:text-outline="false" style:text-line-through-style="none" style:text-line-through-type="none" fo:font-size="16pt" fo:language="ru" fo:country="RU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7d9c" loext:opacity="100%" style:text-outline="false" style:text-line-through-style="none" style:text-line-through-type="none" fo:font-size="18pt" fo:language="ru" fo:country="RU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7d9c" loext:opacity="100%" style:text-outline="false" style:text-line-through-style="solid" style:text-line-through-type="single" style:font-name="Liberation Sans2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7A3B14A.png" xlink:type="simple" xlink:show="embed" xlink:actuate="onLoad" draw:mime-type="image/png">
            <text:p/>
          </draw:image>
        </draw:frame>
        <draw:frame draw:style-name="gr3" draw:text-style-name="P5" draw:layer="layout" svg:width="16.5cm" svg:height="1.862cm" svg:x="6.5cm" svg:y="7.638cm">
          <draw:text-box>
            <text:p text:style-name="P2"><text:span text:style-name="T3">Язык и технология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граммная система — состоит из:</text:span></text:p>
          </draw:text-box>
        </draw:frame>
        <draw:frame draw:style-name="gr11" draw:text-style-name="P15" draw:layer="layout" svg:width="26.8cm" svg:height="13.1cm" svg:x="0.6cm" svg:y="2.1cm">
          <draw:text-box>
            <text:p text:style-name="P13"><text:span text:style-name="T8">—</text:span><text:span text:style-name="T9"> </text:span><text:span text:style-name="T10">программный код</text:span><text:span text:style-name="T9"> (версии)</text:span></text:p>
            <text:p text:style-name="P14"><text:span text:style-name="T11"><text:tab/></text:span><text:span text:style-name="T12">—</text:span><text:span text:style-name="T11"> </text:span><text:span text:style-name="T8">—</text:span><text:span text:style-name="T9"> исходные файлы в каталогах</text:span></text:p>
            <text:p text:style-name="P14"><text:span text:style-name="T11"><text:tab/></text:span><text:span text:style-name="T12">—</text:span><text:span text:style-name="T11"> </text:span><text:span text:style-name="T8">—</text:span><text:span text:style-name="T9"> внешние библиотеки</text:span></text:p>
            <text:p text:style-name="P14"><text:span text:style-name="T8">—</text:span><text:span text:style-name="T9"> </text:span><text:span text:style-name="T10">разработчики</text:span><text:span text:style-name="T9"> 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разной квалификации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модифицируют разные части системы</text:span></text:p>
            <text:p text:style-name="P14"><text:span text:style-name="T12">—</text:span><text:span text:style-name="T11"> </text:span><text:span text:style-name="T13">средства разработки + процесс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инструментарий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тех. процесс (этапы)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документация</text:span></text:p>
            <text:p text:style-name="P14"><text:span text:style-name="T12">—</text:span><text:span text:style-name="T11"> </text:span><text:span text:style-name="T13">сервер(ы)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железо: </text:span><text:span text:style-name="T12">компьютеры</text:span><text:span text:style-name="T11"> (ЦП, память, диски, …) и </text:span><text:span text:style-name="T12">коммуникационные средства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системное ПО</text:span></text:p>
            <text:p text:style-name="P14"><text:span text:style-name="T12">—</text:span><text:span text:style-name="T11"> </text:span><text:span text:style-name="T13">работающая система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исполняемые файлы и библиотеки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конфигурации, шаблоны (~неизменяемые)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данные (изменяемые), в т. ч. мониторинга</text:span></text:p>
            <text:p text:style-name="P14"><text:span text:style-name="T12">—</text:span><text:span text:style-name="T11"> </text:span><text:span text:style-name="T13">пользователи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клиентское ПО, устройства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люди и данные</text:span></text:p>
          </draw:text-box>
        </draw:frame>
        <draw:frame draw:style-name="gr2" draw:text-style-name="P16" draw:layer="layout" svg:width="4.37cm" svg:height="6cm" svg:x="23.46cm" svg:y="9.6cm">
          <draw:image xlink:href="Pictures/1000000000000163000001E7D2E2503C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Большое ПО</text:span></text:p>
          </draw:text-box>
        </draw:frame>
        <draw:frame draw:style-name="gr12" draw:text-style-name="P15" draw:layer="layout" svg:width="26.8cm" svg:height="13.111cm" svg:x="0.6cm" svg:y="2.1cm">
          <draw:text-box>
            <text:p text:style-name="P13"><text:span text:style-name="T14">Значимая часть современного ПО выполняется на серверах. И почти всегда оно большое, очень большое. Причём в разных измерениях:</text:span></text:p>
            <text:p text:style-name="P13"><text:span text:style-name="T12"><text:tab/></text:span><text:span text:style-name="T12">—</text:span><text:span text:style-name="T15"> состоит из большого количества </text:span><text:span text:style-name="T16">исходных текстов</text:span><text:span text:style-name="T15">;</text:span></text:p>
            <text:p text:style-name="P14"><text:span text:style-name="T12"><text:tab/></text:span><text:span text:style-name="T12"><text:tab/></text:span><text:span text:style-name="T12">—</text:span><text:span text:style-name="T11"> которые расположены во множестве </text:span><text:span text:style-name="T13">файлов и каталогов</text:span><text:span text:style-name="T11">;</text:span></text:p>
            <text:p text:style-name="P14"><text:span text:style-name="T11"><text:tab/></text:span><text:span text:style-name="T11"><text:tab/></text:span><text:span text:style-name="T12">—</text:span><text:span text:style-name="T11"> и должны изменяться параллельно;</text:span></text:p>
            <text:p text:style-name="P13"><text:span text:style-name="T11"><text:tab/></text:span><text:span text:style-name="T12">—</text:span><text:span text:style-name="T15"> использует много </text:span><text:span text:style-name="T16">стороннего ПО</text:span><text:span text:style-name="T15">;</text:span></text:p>
            <text:p text:style-name="P14"><text:span text:style-name="T12"><text:tab/></text:span><text:span text:style-name="T12"><text:tab/></text:span><text:span text:style-name="T12">—</text:span><text:span text:style-name="T11"> которое часто обновляется;</text:span></text:p>
            <text:p text:style-name="P13"><text:span text:style-name="T12"><text:tab/></text:span><text:span text:style-name="T12">—</text:span><text:span text:style-name="T11"> создаётся </text:span><text:span text:style-name="T13">большой командой</text:span><text:span text:style-name="T11"> разработчиков,</text:span></text:p>
            <text:p text:style-name="P14"><text:span text:style-name="T12"><text:tab/></text:span><text:span text:style-name="T12"> <text:s text:c="4"/>—</text:span><text:span text:style-name="T11"> состав которой время от времени меняется,</text:span></text:p>
            <text:p text:style-name="P14"><text:span text:style-name="T12"><text:tab/></text:span><text:span text:style-name="T12">—</text:span><text:span text:style-name="T11"> обладает </text:span><text:span text:style-name="T13">широкой функциональностью</text:span><text:span text:style-name="T11">;</text:span></text:p>
            <text:p text:style-name="P14"><text:span text:style-name="T12"><text:tab/></text:span><text:span text:style-name="T12"><text:tab/></text:span><text:span text:style-name="T12">—</text:span><text:span text:style-name="T11"> которая должна постоянно эволюционировать;</text:span></text:p>
            <text:p text:style-name="P14"><text:span text:style-name="T12"><text:tab/></text:span><text:span text:style-name="T12"><text:tab/></text:span><text:span text:style-name="T12">—</text:span><text:span text:style-name="T11"> поскольку меняются требования;</text:span></text:p>
            <text:p text:style-name="P14"><text:span text:style-name="T12"><text:tab/></text:span><text:span text:style-name="T12"><text:tab/></text:span><text:span text:style-name="T12">—</text:span><text:span text:style-name="T11"> и новые возможности должны встраиваться в существующую систему;</text:span></text:p>
            <text:p text:style-name="P14"><text:span text:style-name="T12"><text:tab/></text:span><text:span text:style-name="T12">—</text:span><text:span text:style-name="T17"> представлено в </text:span><text:span text:style-name="T18">нескольких версиях и вариантах</text:span><text:span text:style-name="T17"> (prod, test, dev);</text:span></text:p>
            <text:p text:style-name="P14"><text:span text:style-name="T12"/></text:p>
            <text:p text:style-name="P14"><text:span text:style-name="T12"><text:tab/></text:span><text:span text:style-name="T12">— </text:span><text:span text:style-name="T17">используется </text:span><text:span text:style-name="T18">длительное время</text:span><text:span text:style-name="T17">;</text:span></text:p>
            <text:p text:style-name="P14"><text:span text:style-name="T12"><text:tab/></text:span><text:span text:style-name="T12">—</text:span><text:span text:style-name="T11"> выполняется </text:span><text:span text:style-name="T13">на многих ЦП, сетевых узлах</text:span><text:span text:style-name="T11">;</text:span></text:p>
            <text:p text:style-name="P14"><text:span text:style-name="T12"><text:tab/></text:span><text:span text:style-name="T12">—</text:span><text:span text:style-name="T11"> к нему обращается </text:span><text:span text:style-name="T13">возрастающее количество клиентов</text:span><text:span text:style-name="T11">;</text:span></text:p>
            <text:p text:style-name="P14"><text:span text:style-name="T12"><text:tab/></text:span><text:span text:style-name="T12"><text:tab/></text:span><text:span text:style-name="T12">—</text:span><text:span text:style-name="T11"> часто с разных устройств (с разной аппаратной архитектурой);</text:span></text:p>
            <text:p text:style-name="P14"><text:span text:style-name="T12"><text:tab/></text:span><text:span text:style-name="T12"><text:tab/></text:span><text:span text:style-name="T12">—</text:span><text:span text:style-name="T11"> из под разных ОС;</text:span></text:p>
          </draw:text-box>
        </draw:frame>
        <draw:frame draw:style-name="gr2" draw:text-style-name="P16" draw:layer="layout" svg:width="4.94cm" svg:height="6cm" svg:x="23cm" svg:y="9.6cm">
          <draw:image xlink:href="Pictures/100000000000051800000631A6C095EE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19">Разработка больших программ</text:span></text:p>
          </draw:text-box>
        </draw:frame>
        <draw:frame draw:style-name="gr2" draw:text-style-name="P16" draw:layer="layout" svg:width="19.09cm" svg:height="13.5cm" svg:x="4.447cm" svg:y="2.042cm">
          <draw:image xlink:href="Pictures/10000001000004630000031A5AC7C16E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Язык программирования</text:span></text:p>
          </draw:text-box>
        </draw:frame>
        <draw:frame draw:style-name="gr13" draw:text-style-name="P15" draw:layer="layout" svg:width="11.4cm" svg:height="13.1cm" svg:x="0.6cm" svg:y="2.1cm">
          <draw:text-box>
            <text:p text:style-name="P13"><text:span text:style-name="T20"/></text:p>
            <text:p text:style-name="P13"><text:span text:style-name="T20">Ещё в 1970-х годах Никлаус Вирт сформулировал принцип:</text:span></text:p>
            <text:p text:style-name="P13"><text:span text:style-name="T20"/></text:p>
            <text:p text:style-name="P13"><text:span text:style-name="T21">мощь языка программирования достигается не обилием функций, а минимальным набором <text:s/>хорошо сочетаемых элементов, которые могут произвольно комбинироваться.</text:span></text:p>
            <text:p text:style-name="P13"><text:span text:style-name="T21"/></text:p>
          </draw:text-box>
        </draw:frame>
        <draw:frame draw:style-name="gr2" draw:text-style-name="P16" draw:layer="layout" svg:width="14.69cm" svg:height="11cm" svg:x="12.38cm" svg:y="3.9cm">
          <draw:image xlink:href="Pictures/10000000000004B000000383C1CE328F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5.998cm" svg:height="11.586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22">Люди совершают ошибки.</text:span></text:p>
              </table:table-cell>
              <table:table-cell table:style-name="ce2">
                <text:p text:style-name="P14"><text:span text:style-name="T12"/></text:p>
                <text:p text:style-name="P14"><text:span text:style-name="T12">—</text:span><text:span text:style-name="T11"> все переменные имеют «нулевое» начальное значение, нет неинициализированных переменных;</text:span></text:p>
                <text:p text:style-name="P14"><text:span text:style-name="T12"/></text:p>
                <text:p text:style-name="P14"><text:span text:style-name="T12">—</text:span><text:span text:style-name="T11"> структуры языка простые и понятные, взаимно независимы в применении (ортогональны);</text:span></text:p>
                <text:p text:style-name="P20"><text:span text:style-name="T11"/></text:p>
                <text:p text:style-name="P14"><text:span text:style-name="T12">—</text:span><text:span text:style-name="T11"> в языке со статической и строгой типизацией — жёсткая проверка при компиляции;</text:span></text:p>
                <text:p text:style-name="P20"><text:span text:style-name="T11"/></text:p>
                <text:p text:style-name="P14"><text:span text:style-name="T12">—</text:span><text:span text:style-name="T11"> программа не скомпилируется, если есть неиспользуемые переменные или импортированные пакеты;</text:span></text:p>
                <text:p text:style-name="P14"><text:span text:style-name="T11"/></text:p>
                <text:p text:style-name="P20"><text:span text:style-name="T12">—</text:span><text:span text:style-name="T11"> минимум «синтаксического сахара», практически всё надо объявлять явно;</text:span></text:p>
                <text:p text:style-name="P20"><text:span text:style-name="T11"/></text:p>
                <text:p text:style-name="P20"><text:span text:style-name="T12">—</text:span><text:span text:style-name="T11"> средства языка поощряют писать правильно (</text:span><text:span text:style-name="T23">defer</text:span><text:span text:style-name="T11">, </text:span><text:span text:style-name="T23">init()</text:span><text:span text:style-name="T11">, ...);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6" draw:layer="layout" svg:width="5.555cm" svg:height="6.349cm" svg:x="0.188cm" svg:y="9.252cm">
          <draw:image xlink:href="Pictures/10000000000000D2000000F0C26C8A6F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5.998cm" svg:height="6.52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22">Разные программисты пишут в собственных разных стилях (появляются «диалекты языка»).</text:span></text:p>
              </table:table-cell>
              <table:table-cell table:style-name="ce2">
                <text:p text:style-name="P14"><text:span text:style-name="T12"/></text:p>
                <text:p text:style-name="P14"><text:span text:style-name="T12">—</text:span><text:span text:style-name="T11"> строгий минималистичный синтаксис принуждает записывать алгоритмы единообразными конструкциями </text:span><text:span text:style-name="T24">(никакого </text:span><text:span text:style-name="T25">TIMTOWTDI</text:span><text:span text:style-name="T24">)</text:span><text:span text:style-name="T11">;</text:span></text:p>
                <text:p text:style-name="P20"><text:span text:style-name="T12"/></text:p>
                <text:p text:style-name="P20"><text:span text:style-name="T12">—</text:span><text:span text:style-name="T11"> программа </text:span><text:span text:style-name="T26">go fmt</text:span><text:span text:style-name="T11"> форматирует исходники одинаковым для всех способом, приводит к единому виду;</text:span></text:p>
                <text:p text:style-name="P20"><text:span text:style-name="T12"/></text:p>
                <text:p text:style-name="P14"><text:span text:style-name="T12">—</text:span><text:span text:style-name="T11"> исходники в единственной кодировке UTF-8;</text:span></text:p>
                <text:p text:style-name="P14"><text:span text:style-name="T11"/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16" draw:layer="layout" svg:width="4.63cm" svg:height="6cm" svg:x="0.1cm" svg:y="9.64cm">
          <draw:image xlink:href="Pictures/10000000000000E70000012B8A68D34A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5.998cm" svg:height="9.605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27">Существующие </text:span><text:span text:style-name="T22">программы должны изменяться <text:s/>новыми разработчиками.</text:span></text:p>
              </table:table-cell>
              <table:table-cell table:style-name="ce3">
                <text:p text:style-name="P21"><text:span text:style-name="T12"/></text:p>
                <text:p text:style-name="P22"><text:span text:style-name="T12">—</text:span><text:span text:style-name="T11"> ясный простой синтаксис обеспечивает читабельность и способствует хорошему пониманию программ*;</text:span></text:p>
                <text:p text:style-name="P21"><text:span text:style-name="T12"/></text:p>
                <text:p text:style-name="P21"><text:span text:style-name="T12">—</text:span><text:span text:style-name="T11"> правила видимости и области действия имён простые и понятные;</text:span></text:p>
                <text:p text:style-name="P21"><text:span text:style-name="T11"/></text:p>
                <text:p text:style-name="P22"><text:span text:style-name="T12">—</text:span><text:span text:style-name="T11"> все имена полностью определяются идентификаторами пакетов;</text:span></text:p>
                <text:p text:style-name="P22"><text:span text:style-name="T11"/></text:p>
                <text:p text:style-name="P21"><text:span text:style-name="T12">—</text:span><text:span text:style-name="T11"> синтаксис языка неизменен от версии к версии;</text:span></text:p>
                <text:p text:style-name="P21"><text:span text:style-name="T11"/></text:p>
                <text:p text:style-name="P22"><text:span text:style-name="T12">—</text:span><text:span text:style-name="T11"> спецификация языка совместима с предыдущими и последующими версиями </text:span><text:span text:style-name="T24">(Go Compatibility Promise)</text:span><text:span text:style-name="T11">;</text:span></text:p>
                <text:p text:style-name="P21"><text:span text:style-name="T11"/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5" draw:text-style-name="P23" draw:layer="layout" svg:width="16.5cm" svg:height="1.5cm" svg:x="10.5cm" svg:y="12.3cm">
          <draw:text-box>
            <text:p text:style-name="P14"><text:span text:style-name="T11">* </text:span><text:span text:style-name="T24">«Readable means reliable» -- Rob Pike.</text:span></text:p>
          </draw:text-box>
        </draw:frame>
        <draw:frame draw:style-name="gr2" draw:text-style-name="P16" draw:layer="layout" svg:width="5.76cm" svg:height="6cm" svg:x="0.1cm" svg:y="9.6cm">
          <draw:image xlink:href="Pictures/10000000000001210000012DCF9D7BB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5.998cm" svg:height="11.486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22">Программы должны постоянно развиваться (по мере изменения требований).</text:span></text:p>
              </table:table-cell>
              <table:table-cell table:style-name="ce2">
                <text:p text:style-name="P20"><text:span text:style-name="T12"/></text:p>
                <text:p text:style-name="P20"><text:span text:style-name="T12">—</text:span><text:span text:style-name="T11"> нет необходимости зависеть от жёсткой иерархии классов;</text:span></text:p>
                <text:p text:style-name="P20"><text:span text:style-name="T11"/></text:p>
                <text:p text:style-name="P14"><text:span text:style-name="T12">—</text:span><text:span text:style-name="T11"> объединение (composition) вместо наследования позволяет программным компонентам эволюционировать независимо друг от друга;</text:span></text:p>
                <text:p text:style-name="P14"><text:span text:style-name="T12"/></text:p>
                <text:p text:style-name="P14"><text:span text:style-name="T12">—</text:span><text:span text:style-name="T11"> интерфейсы с неявным соответствием позволяют сочетать новые компоненты с уже существующими, а также легко применять функциональность старых компонентов в новых;</text:span></text:p>
                <text:p text:style-name="P20"><text:span text:style-name="T11"/></text:p>
                <text:p text:style-name="P14"><text:span text:style-name="T12">—</text:span><text:span text:style-name="T11"> функции как полноценные типы данных обеспечивает гибкость при взаимодействии компонентов;</text:span></text:p>
                <text:p text:style-name="P14"><text:span text:style-name="T11"/></text:p>
                <text:p text:style-name="P20"><text:span text:style-name="T12">—</text:span><text:span text:style-name="T11"> очень богатая стандартная библиотека упрощает добавление новой функциональности;</text:span></text:p>
                <text:p text:style-name="P20"><text:span text:style-name="T11"/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" draw:text-style-name="P16" draw:layer="layout" svg:width="4.71cm" svg:height="6cm" svg:x="0cm" svg:y="9.5cm">
          <draw:image xlink:href="Pictures/1000000000000370000004603F027B30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5.998cm" svg:height="12.263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22">Программы должны эволюционировать в течение долгого времени.</text:span></text:p>
              </table:table-cell>
              <table:table-cell table:style-name="ce3">
                <text:p text:style-name="P22"><text:span text:style-name="T12"/></text:p>
                <text:p text:style-name="P22"><text:span text:style-name="T12">—</text:span><text:span text:style-name="T11"> синтаксис совместим с предыдущими и последующими версиями языка;</text:span></text:p>
                <text:p text:style-name="P22"><text:span text:style-name="T11"/></text:p>
                <text:p text:style-name="P22"><text:span text:style-name="T12">—</text:span><text:span text:style-name="T11"> интерфейсы с неявным соответствием позволяют сочетать функциональность новых и существующих компонентов;</text:span></text:p>
                <text:p text:style-name="P22"><text:span text:style-name="T11"/></text:p>
                <text:p text:style-name="P22"><text:span text:style-name="T12">—</text:span><text:span text:style-name="T11"> система управления модулями </text:span><text:span text:style-name="T24">(</text:span><text:span text:style-name="T26">go mod</text:span><text:span text:style-name="T24">) </text:span><text:span text:style-name="T11">позволяет обновлять их до новых версий и использовать разные версии параллельно;</text:span></text:p>
                <text:p text:style-name="P21"><text:span text:style-name="T12"/></text:p>
                <text:p text:style-name="P22"><text:span text:style-name="T12">—</text:span><text:span text:style-name="T11"> есть инструменты для обнаружения ошибок и уязвимостей в модулях для их обновления </text:span><text:span text:style-name="T24">(</text:span><text:span text:style-name="T26">go vet</text:span><text:span text:style-name="T23">, </text:span><text:span text:style-name="T26">go fix</text:span><text:span text:style-name="T24">)</text:span><text:span text:style-name="T11">;</text:span></text:p>
                <text:p text:style-name="P22"><text:span text:style-name="T11"/></text:p>
                <text:p text:style-name="P22"><text:span text:style-name="T12">—</text:span><text:span text:style-name="T11"> обновления внешних системных и сторонних модулей делаются легко <text:s/></text:span><text:span text:style-name="T24">(</text:span><text:span text:style-name="T26">go get, go install</text:span><text:span text:style-name="T24">)</text:span><text:span text:style-name="T11">;</text:span></text:p>
                <text:p text:style-name="P21"><text:span text:style-name="T11"/></text:p>
                <text:p text:style-name="P21"><text:span text:style-name="T11"/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" draw:text-style-name="P16" draw:layer="layout" svg:width="3.93cm" svg:height="5cm" svg:x="0.5cm" svg:y="10.5cm">
          <draw:image xlink:href="Pictures/100000010000024E000002EE87733C50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5.998cm" svg:height="12.89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22">Программы должны модифицироваться многими разработчиками (часто одновременно).</text:span></text:p>
              </table:table-cell>
              <table:table-cell table:style-name="ce3">
                <text:p text:style-name="P22"><text:span text:style-name="T12">—</text:span><text:span text:style-name="T11"> исходные тексты свободно располагаются в разных файлах и каталогах проекта и легко объединяются через </text:span><text:span text:style-name="T26">go.mod</text:span><text:span text:style-name="T11">;</text:span></text:p>
                <text:p text:style-name="P22"><text:span text:style-name="T11"/></text:p>
                <text:p text:style-name="P21"><text:span text:style-name="T12">—</text:span><text:span text:style-name="T11"> один модуль состоит из множества пакетов в разных каталогах, которые могут независимо изменяться разными людьми;</text:span></text:p>
                <text:p text:style-name="P21"><text:span text:style-name="T11"/></text:p>
                <text:p text:style-name="P22"><text:span text:style-name="T12">—</text:span><text:span text:style-name="T11"> программный код одного пакета можно располагать в одном или в разных файлах в каталоге </text:span><text:span text:style-name="T24">(не изменять, а добавлять)</text:span><text:span text:style-name="T11">;</text:span></text:p>
                <text:p text:style-name="P21"><text:span text:style-name="T12"/></text:p>
                <text:p text:style-name="P21"><text:span text:style-name="T12">—</text:span><text:span text:style-name="T11"> унифицированное представление всех исходников (с помощью </text:span><text:span text:style-name="T26">go fmt ./...</text:span><text:span text:style-name="T11">) упрощает выявление изменений в репозитарии;</text:span></text:p>
                <text:p text:style-name="P21"><text:span text:style-name="T11"/></text:p>
                <text:p text:style-name="P22"><text:span text:style-name="T12">—</text:span><text:span text:style-name="T11"> система модулей поощряет разделять код на небольшие пакеты, где каждый отвечает за свою задачу, а </text:span><text:span text:style-name="T26">go mod</text:span><text:span text:style-name="T11"> управляет зависимостями и сборкой;</text:span></text:p>
                <text:p text:style-name="P21"><text:span text:style-name="T11"/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2" draw:text-style-name="P16" draw:layer="layout" svg:width="10.051cm" svg:height="4.152cm" svg:x="0.149cm" svg:y="11.4cm">
          <draw:image xlink:href="Pictures/100000010000017C0000009DA493F3D7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5.998cm" svg:height="10.232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22">Серверные программы имеют большой размер.</text:span></text:p>
              </table:table-cell>
              <table:table-cell table:style-name="ce3">
                <text:p text:style-name="P22"><text:span text:style-name="T12"/></text:p>
                <text:p text:style-name="P22"><text:span text:style-name="T12">—</text:span><text:span text:style-name="T11"> система импортирования пакетов минимизирует включения при компоновке программ;</text:span></text:p>
                <text:p text:style-name="P22"><text:span text:style-name="T11"/></text:p>
                <text:p text:style-name="P21"><text:span text:style-name="T12">—</text:span><text:span text:style-name="T11"> эффективный компилятор очень быстро обрабатывает большую кодовую базу;</text:span></text:p>
                <text:p text:style-name="P21"><text:span text:style-name="T12"/></text:p>
                <text:p text:style-name="P22"><text:span text:style-name="T12">—</text:span><text:span text:style-name="T11"> сборка в исполняемый файл тоже реализована эффективно;</text:span></text:p>
                <text:p text:style-name="P22"><text:span text:style-name="T11"/></text:p>
                <text:p text:style-name="P21"><text:span text:style-name="T12">—</text:span><text:span text:style-name="T11"> есть возможность динамически подключать общие библиотеки;</text:span></text:p>
                <text:p text:style-name="P21"><text:span text:style-name="T11"/></text:p>
                <text:p text:style-name="P21"><text:span text:style-name="T12">—</text:span><text:span text:style-name="T11"> распределённая система модулей с идентификацией по URL упрощает автоматизацию и масштабирование;</text:span></text:p>
                <text:p text:style-name="P21"><text:span text:style-name="T11"/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2" draw:text-style-name="P16" draw:layer="layout" svg:width="5.44cm" svg:height="6cm" svg:x="0cm" svg:y="9.75cm">
          <draw:image xlink:href="Pictures/100000000000019E000001C9707FC083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5.998cm" svg:height="7.724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22">Серверные программы должны эффективно использовать аппаратные ресурсы.</text:span></text:p>
              </table:table-cell>
              <table:table-cell table:style-name="ce3">
                <text:p text:style-name="P22"><text:span text:style-name="T12"/></text:p>
                <text:p text:style-name="P22"><text:span text:style-name="T12">—</text:span><text:span text:style-name="T11"> начиная с 1-й версии одновременность (concurrency) реализована как встроенный в язык механизм* (эффективно использующий ядра ЦП), поэтому её легко использовать понятным образом;</text:span></text:p>
                <text:p text:style-name="P22"><text:span text:style-name="T11"/></text:p>
                <text:p text:style-name="P21"><text:span text:style-name="T12">—</text:span><text:span text:style-name="T11"> сборщик мусора (GC) эффективно управляет распределением и освобождением оперативной памяти;</text:span></text:p>
                <text:p text:style-name="P21"><text:span text:style-name="T12"/></text:p>
                <text:p text:style-name="P21"><text:span text:style-name="T12">—</text:span><text:span text:style-name="T11"> исходники компилируются в быстро исполняемые двоичные программы (без зависимостей);</text:span></text:p>
                <text:p text:style-name="P21"><text:span text:style-name="T11"/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6" draw:text-style-name="P23" draw:layer="layout" svg:width="16.5cm" svg:height="1.555cm" svg:x="10.5cm" svg:y="11cm">
          <draw:text-box>
            <text:p text:style-name="P14"><text:span text:style-name="T11">* конструкции языка (</text:span><text:span text:style-name="T23">go, select, chan</text:span><text:span text:style-name="T11">), </text:span></text:p>
            <text:p text:style-name="P14"><text:span text:style-name="T11">а не библиотечные функции.</text:span></text:p>
          </draw:text-box>
        </draw:frame>
        <draw:frame draw:style-name="gr2" draw:text-style-name="P16" draw:layer="layout" svg:width="8.19cm" svg:height="6cm" svg:x="0cm" svg:y="9.75cm">
          <draw:image xlink:href="Pictures/1000000000000295000001E44042942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5.998cm" svg:height="10.282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22">Программы должны иметь возможность выполняться на разных аппаратных платформах под разными ОС.</text:span></text:p>
              </table:table-cell>
              <table:table-cell table:style-name="ce3">
                <text:p text:style-name="P22"><text:span text:style-name="T12"/></text:p>
                <text:p text:style-name="P22"><text:span text:style-name="T12">—</text:span><text:span text:style-name="T11"> очень легко выполнить компиляцию исходной программы на новую архитектуру и ОС </text:span><text:span text:style-name="T24">(для настройки задаются 2 переменные окружения: </text:span><text:span text:style-name="T23">GOARCH</text:span><text:span text:style-name="T24"> и </text:span><text:span text:style-name="T23">GOOS</text:span><text:span text:style-name="T24">)</text:span><text:span text:style-name="T11">;</text:span></text:p>
                <text:p text:style-name="P22"><text:span text:style-name="T11"/></text:p>
                <text:p text:style-name="P22"><text:span text:style-name="T12">—</text:span><text:span text:style-name="T11"> поддерживаются все основные ОС и платформы «железа»;</text:span></text:p>
                <text:p text:style-name="P21"><text:span text:style-name="T12"/></text:p>
                <text:p text:style-name="P21"><text:span text:style-name="T12">—</text:span><text:span text:style-name="T11"> есть инструмент для разработки программ, которые будут выполняться на «голом железе» </text:span><text:span text:style-name="T24">(bare metal)</text:span><text:span text:style-name="T11">;</text:span></text:p>
                <text:p text:style-name="P21"><text:span text:style-name="T11"/></text:p>
                <text:p text:style-name="P21"><text:span text:style-name="T12">—</text:span><text:span text:style-name="T11"> есть TinyGo для разработки встроенных систем;</text:span></text:p>
                <text:p text:style-name="P21"><text:span text:style-name="T11"/></text:p>
                <text:p text:style-name="P21"><text:span text:style-name="T12">—</text:span><text:span text:style-name="T11"> можно компилировать в JavaScript или WASM для выполнения программ в браузерах;</text:span></text:p>
                <text:p text:style-name="P22"><text:span text:style-name="T11"/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2" draw:text-style-name="P16" draw:layer="layout" svg:width="6.47cm" svg:height="6cm" svg:x="0.03cm" svg:y="9.75cm">
          <draw:image xlink:href="Pictures/1000000000000113000000FF6996A831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5.998cm" svg:height="12.263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22">Программы должны тщательно проверяться в ходе разработки.</text:span></text:p>
              </table:table-cell>
              <table:table-cell table:style-name="ce3">
                <text:p text:style-name="P22"><text:span text:style-name="T12"/></text:p>
                <text:p text:style-name="P22"><text:span text:style-name="T12">—</text:span><text:span text:style-name="T11"> в системе программирования Go поставляются стандартные средства тестирования, включая </text:span><text:span text:style-name="T24">fuzzing</text:span><text:span text:style-name="T11">, измерение покрытия тестами (</text:span><text:span text:style-name="T26">go test -cover</text:span><text:span text:style-name="T11">), инструмент обнаружения гонок данных (</text:span><text:span text:style-name="T26">go test -race</text:span><text:span text:style-name="T11">);</text:span></text:p>
                <text:p text:style-name="P22"><text:span text:style-name="T11"/></text:p>
                <text:p text:style-name="P21"><text:span text:style-name="T12">—</text:span><text:span text:style-name="T11"> тестовые программы располагаются рядом с исходниками (но не включаются в исполняемую программу);</text:span></text:p>
                <text:p text:style-name="P21"><text:span text:style-name="T12"/></text:p>
                <text:p text:style-name="P21"><text:span text:style-name="T12">—</text:span><text:span text:style-name="T11"> средства профилирования (</text:span><text:span text:style-name="T13">go test -bench</text:span><text:span text:style-name="T11">) и измерения производительности (</text:span><text:span text:style-name="T26">go test -bench</text:span><text:span text:style-name="T11">) также стандартные;</text:span></text:p>
                <text:p text:style-name="P21"><text:span text:style-name="T11"/></text:p>
                <text:p text:style-name="P22"><text:span text:style-name="T12">—</text:span><text:span text:style-name="T11"> ещё больше средств тестирования разработано сообществом разработчиков Go;</text:span></text:p>
                <text:p text:style-name="P22"><text:span text:style-name="T11"/></text:p>
                <text:p text:style-name="P22"><text:span text:style-name="T12">—</text:span><text:span text:style-name="T11"> все средства тестирования, отладки, телеметрии можно удобно объединять в конвейеры для автоматизации разработки;</text:span></text:p>
                <text:p text:style-name="P22"><text:span text:style-name="T11"/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2" draw:text-style-name="P16" draw:layer="layout" svg:width="5.31cm" svg:height="5cm" svg:x="0.187cm" svg:y="10.5cm">
          <draw:image xlink:href="Pictures/10000001000001F5000001D881286615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5.998cm" svg:height="10.332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22">Разработка программ должна быть автоматизирована.</text:span></text:p>
              </table:table-cell>
              <table:table-cell table:style-name="ce3">
                <text:p text:style-name="P22"><text:span text:style-name="T12"/></text:p>
                <text:p text:style-name="P22"><text:span text:style-name="T12">—</text:span><text:span text:style-name="T11"> в распоряжении разработчика — богатый набор стандартных инструментов </text:span><text:span text:style-name="T24">(</text:span><text:span text:style-name="T11">команды </text:span><text:span text:style-name="T26">go, go tools</text:span><text:span text:style-name="T23">, официальный языковой сервер </text:span><text:span text:style-name="T26">gopls</text:span><text:span text:style-name="T24">, ...)</text:span><text:span text:style-name="T11">;</text:span></text:p>
                <text:p text:style-name="P22"><text:span text:style-name="T11"/></text:p>
                <text:p text:style-name="P22"><text:span text:style-name="T12">—</text:span><text:span text:style-name="T11"> есть доступный способ улучшать и добавлять инструменты разработчика;</text:span></text:p>
                <text:p text:style-name="P21"><text:span text:style-name="T12"/></text:p>
                <text:p text:style-name="P21"><text:span text:style-name="T12">—</text:span><text:span text:style-name="T11"> синтаксис языка предусматривает простоту создания инструментария;</text:span></text:p>
                <text:p text:style-name="P21"><text:span text:style-name="T11"/></text:p>
                <text:p text:style-name="P21"><text:span text:style-name="T12">—</text:span><text:span text:style-name="T11"> у системы программирования Go открытые исходники;</text:span></text:p>
                <text:p text:style-name="P22"><text:span text:style-name="T12"/></text:p>
                <text:p text:style-name="P22"><text:span text:style-name="T12">—</text:span><text:span text:style-name="T11"> сообщество Go расширяет набор средств для автоматизации разработки;</text:span></text:p>
                <text:p text:style-name="P22"><text:span text:style-name="T11"/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2" draw:text-style-name="P16" draw:layer="layout" svg:width="4.18cm" svg:height="5cm" svg:x="0.1cm" svg:y="10.65cm">
          <draw:image xlink:href="Pictures/1000000000000149000001890D128B8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5.998cm" svg:height="2.081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22">SOLID</text:span></text:p>
              </table:table-cell>
              <table:table-cell table:style-name="ce3">
                <text:p text:style-name="P22"><text:span text:style-name="T12"/></text:p>
                <text:p text:style-name="P22"><text:span text:style-name="T12">—</text:span><text:span text:style-name="T11"> gopls (официальный сервер LSP) </text:span></text:p>
                <text:p text:style-name="P21"><text:span text:style-name="T11"/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9-27T14:23:37.621561142</meta:creation-date>
    <dc:date>2025-11-26T17:55:03.400861218</dc:date>
    <meta:editing-duration>P12DT3H45M53S</meta:editing-duration>
    <meta:editing-cycles>1894</meta:editing-cycles>
    <meta:generator>LibreOffice/25.2.3.2$Linux_X86_64 LibreOffice_project/520$Build-2</meta:generator>
    <meta:print-date>2025-11-18T11:57:00.105340413</meta:print-date>
    <meta:printed-by>PDF files</meta:printed-by>
    <meta:document-statistic meta:object-count="160"/>
  </office:meta>
</office:document-meta>
</file>